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eatures</text:h>
      <text:list xml:id="list1401899831" text:style-name="L1">
        <text:list-item>
          <text:p text:style-name="P1">Players CAN join a team</text:p>
        </text:list-item>
        <text:list-item>
          <text:p text:style-name="P1">Every team can be open/closed</text:p>
        </text:list-item>
        <text:list-item>
          <text:p text:style-name="P1">Every team has an owner(admin) who can do whatever he wants with the team</text:p>
        </text:list-item>
        <text:list-item>
          <text:p text:style-name="P1">Open teams accept any player who joins, in closed team, only leader can add players</text:p>
        </text:list-item>
        <text:list-item>
          <text:p text:style-name="P1">In closed teams, only team owner can add players in his team</text:p>
        </text:list-item>
        <text:list-item>
          <text:p text:style-name="P1">PVP between teams (also maybe Survival Games)</text:p>
        </text:list-item>
        <text:list-item>
          <text:p text:style-name="P1">Team diplomacy - neutral teams &amp; allied teams &amp; enemies (related to PvP)</text:p>
        </text:list-item>
        <text:list-item>
          <text:p text:style-name="P1">Team contexts (separate teams for separate plugins)</text:p>
        </text:list-item>
        <text:list-item>
          <text:p text:style-name="P1">DATABASE</text:p>
        </text:list-item>
      </text:list>
      <text:p text:style-name="Standard"/>
      <text:h text:style-name="Heading_20_2" text:outline-level="2">Permissions</text:h>
      <text:p text:style-name="Text_20_body">teams.create – admins who can create teams</text:p>
      <text:p text:style-name="Text_20_body">teams.diplomate – diplomate who can change the team-to-team state &gt; nope, every team has to have its own diplomate</text:p>
      <text:p text:style-name="Text_20_body">teams.use – users who can join/leave</text:p>
      <text:h text:style-name="Heading_20_2" text:outline-level="2">Team leader commands</text:h>
      <text:p text:style-name="Text_20_body">Team-to-team diplomacy [ + diplomate]</text:p>
      <text:list xml:id="list189866591" text:style-name="L2">
        <text:list-item>
          <text:p text:style-name="P2">Team owner uses /teams &lt;name&gt; &lt;another team name&gt; &lt;state&gt;</text:p>
        </text:list-item>
        <text:list-item>
          <text:p text:style-name="P2">Another team owner receives message about diplomacy state change</text:p>
        </text:list-item>
      </text:list>
      <text:p text:style-name="Text_20_body">Create a team</text:p>
      <text:list xml:id="list332770380" text:style-name="L3">
        <text:list-item>
          <text:p text:style-name="P3">Player with permission node teams.create uses /teams create &lt;name&gt; &lt;open/closed&gt; to create a team.</text:p>
        </text:list-item>
        <text:list-item>
          <text:p text:style-name="P3">Other player with permission node teams.use uses /team join &lt;name&gt;</text:p>
        </text:list-item>
        <text:list-item>
          <text:p text:style-name="P3">When player gets angry with the team he types /team leave to leave the team</text:p>
        </text:list-item>
      </text:list>
      <text:p text:style-name="Text_20_body">Delete a team</text:p>
      <text:list xml:id="list1566115287" text:style-name="L4">
        <text:list-item>
          <text:p text:style-name="P4">/teams delete &lt;name&gt;</text:p>
        </text:list-item>
      </text:list>
      <text:p text:style-name="Text_20_body">Team properties changing</text:p>
      <text:p text:style-name="Text_20_body">Properties: leader, max-members</text:p>
      <text:list xml:id="list715601951" text:style-name="L5">
        <text:list-item>
          <text:p text:style-name="P5">Team owner uses /teams &lt;name&gt; &lt;property&gt; &lt;value&gt;</text:p>
        </text:list-item>
      </text:list>
      <text:h text:style-name="Heading_20_2" text:outline-level="2">Team member commands</text:h>
      <text:p text:style-name="Text_20_body">Team joining</text:p>
      <text:list xml:id="list1546234416" text:style-name="L6">
        <text:list-item>
          <text:p text:style-name="P6">/teams join &lt;name&gt;</text:p>
        </text:list-item>
      </text:list>
      <text:p text:style-name="Text_20_body">Team leaving</text:p>
      <text:list xml:id="list73874217" text:style-name="L7">
        <text:list-item>
          <text:p text:style-name="P7"><text:soft-page-break/>/teams leave</text:p>
        </text:list-item>
      </text:list>
      <text:p text:style-name="Text_20_body"/>
      <text:p text:style-name="Text_20_body">Team context changing</text:p>
      <text:list xml:id="list1929654308" text:style-name="L8">
        <text:list-item>
          <text:p text:style-name="P8">/teams context &lt;context name&gt;</text:p>
        </text:list-item>
      </text:list>
      <text:p text:style-name="Text_20_body">Context list</text:p>
      <text:list xml:id="list1553339991" text:style-name="L9">
        <text:list-item>
          <text:p text:style-name="P9">/teams contextlist</text:p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ku </meta:initial-creator>
    <meta:creation-date>2013-03-04T13:56:44</meta:creation-date>
    <dc:date>2013-03-05T17:24:41</dc:date>
    <dc:creator>jasku </dc:creator>
    <meta:editing-duration>PT48M18S</meta:editing-duration>
    <meta:editing-cycles>85</meta:editing-cycles>
    <meta:generator>LibreOffice/3.5$Linux_X86_64 LibreOffice_project/350m1$Build-2</meta:generator>
    <meta:document-statistic meta:table-count="0" meta:image-count="0" meta:object-count="0" meta:page-count="2" meta:paragraph-count="36" meta:word-count="243" meta:character-count="1406" meta:non-whitespace-character-count="1219"/>
  </office:meta>
</office:document-meta>
</file>